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65in"/>
    </style:style>
    <style:style style:name="co2" style:family="table-column">
      <style:table-column-properties fo:break-before="auto" style:column-width="0.9484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8618in"/>
    </style:style>
    <style:style style:name="co5" style:family="table-column">
      <style:table-column-properties fo:break-before="auto" style:column-width="0.8402in"/>
    </style:style>
    <style:style style:name="co6" style:family="table-column">
      <style:table-column-properties fo:break-before="auto" style:column-width="0.9811in"/>
    </style:style>
    <style:style style:name="co7" style:family="table-column">
      <style:table-column-properties fo:break-before="auto" style:column-width="1.2764in"/>
    </style:style>
    <style:style style:name="co8" style:family="table-column">
      <style:table-column-properties fo:break-before="auto" style:column-width="1.4465in"/>
    </style:style>
    <style:style style:name="co9" style:family="table-column">
      <style:table-column-properties fo:break-before="auto" style:column-width="1.4799in"/>
    </style:style>
    <style:style style:name="co10" style:family="table-column">
      <style:table-column-properties fo:break-before="auto" style:column-width="1.305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0.9465in"/>
    </style:style>
    <style:style style:name="co13" style:family="table-column">
      <style:table-column-properties fo:break-before="auto" style:column-width="1.0665in"/>
    </style:style>
    <style:style style:name="co14" style:family="table-column">
      <style:table-column-properties fo:break-before="auto" style:column-width="1.5811in"/>
    </style:style>
    <style:style style:name="co15" style:family="table-column">
      <style:table-column-properties fo:break-before="auto" style:column-width="1.552in"/>
    </style:style>
    <style:style style:name="co16" style:family="table-column">
      <style:table-column-properties fo:break-before="auto" style:column-width="1.1898in"/>
    </style:style>
    <style:style style:name="co17" style:family="table-column">
      <style:table-column-properties fo:break-before="auto" style:column-width="2.4047in"/>
    </style:style>
    <style:style style:name="co18" style:family="table-column">
      <style:table-column-properties fo:break-before="auto" style:column-width="1.2516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102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8118in"/>
    </style:style>
    <style:style style:name="co23" style:family="table-column">
      <style:table-column-properties fo:break-before="auto" style:column-width="1.389in"/>
    </style:style>
    <style:style style:name="co24" style:family="table-column">
      <style:table-column-properties fo:break-before="auto" style:column-width="1.622in"/>
    </style:style>
    <style:style style:name="co25" style:family="table-column">
      <style:table-column-properties fo:break-before="auto" style:column-width="1.0835in"/>
    </style:style>
    <style:style style:name="co26" style:family="table-column">
      <style:table-column-properties fo:break-before="auto" style:column-width="1.7098in"/>
    </style:style>
    <style:style style:name="co27" style:family="table-column">
      <style:table-column-properties fo:break-before="auto" style:column-width="1.9717in"/>
    </style:style>
    <style:style style:name="co28" style:family="table-column">
      <style:table-column-properties fo:break-before="auto" style:column-width="4.6429in"/>
    </style:style>
    <style:style style:name="co29" style:family="table-column">
      <style:table-column-properties fo:break-before="auto" style:column-width="0.8957in"/>
    </style:style>
    <style:style style:name="co30" style:family="table-column">
      <style:table-column-properties fo:break-before="auto" style:column-width="1.1008in"/>
    </style:style>
    <style:style style:name="co31" style:family="table-column">
      <style:table-column-properties fo:break-before="auto" style:column-width="2.2661in"/>
    </style:style>
    <style:style style:name="co32" style:family="table-column">
      <style:table-column-properties fo:break-before="auto" style:column-width="1.3189in"/>
    </style:style>
    <style:style style:name="co33" style:family="table-column">
      <style:table-column-properties fo:break-before="auto" style:column-width="1.472in"/>
    </style:style>
    <style:style style:name="co34" style:family="table-column">
      <style:table-column-properties fo:break-before="auto" style:column-width="1.7409in"/>
    </style:style>
    <style:style style:name="co35" style:family="table-column">
      <style:table-column-properties fo:break-before="auto" style:column-width="1.2291in"/>
    </style:style>
    <style:style style:name="co36" style:family="table-column">
      <style:table-column-properties fo:break-before="auto" style:column-width="0.9984in"/>
    </style:style>
    <style:style style:name="co37" style:family="table-column">
      <style:table-column-properties fo:break-before="auto" style:column-width="1.139in"/>
    </style:style>
    <style:style style:name="co38" style:family="table-column">
      <style:table-column-properties fo:break-before="auto" style:column-width="0.7681in"/>
    </style:style>
    <style:style style:name="co39" style:family="table-column">
      <style:table-column-properties fo:break-before="auto" style:column-width="0.9472in"/>
    </style:style>
    <style:style style:name="co40" style:family="table-column">
      <style:table-column-properties fo:break-before="auto" style:column-width="0.1965in"/>
    </style:style>
    <style:style style:name="co41" style:family="table-column">
      <style:table-column-properties fo:break-before="auto" style:column-width="1.0783in"/>
    </style:style>
    <style:style style:name="co42" style:family="table-column">
      <style:table-column-properties fo:break-before="auto" style:column-width="3.85in"/>
    </style:style>
    <style:style style:name="co43" style:family="table-column">
      <style:table-column-properties fo:break-before="auto" style:column-width="3.6228in"/>
    </style:style>
    <style:style style:name="co44" style:family="table-column">
      <style:table-column-properties fo:break-before="auto" style:column-width="0.9138in"/>
    </style:style>
    <style:style style:name="co45" style:family="table-column">
      <style:table-column-properties fo:break-before="auto" style:column-width="0.8272in"/>
    </style:style>
    <style:style style:name="co46" style:family="table-column">
      <style:table-column-properties fo:break-before="auto" style:column-width="1.1547in"/>
    </style:style>
    <style:style style:name="co47" style:family="table-column">
      <style:table-column-properties fo:break-before="auto" style:column-width="1.3638in"/>
    </style:style>
    <style:style style:name="co48" style:family="table-column">
      <style:table-column-properties fo:break-before="auto" style:column-width="3.7717in"/>
    </style:style>
    <style:style style:name="co49" style:family="table-column">
      <style:table-column-properties fo:break-before="auto" style:column-width="3.3346in"/>
    </style:style>
    <style:style style:name="co50" style:family="table-column">
      <style:table-column-properties fo:break-before="auto" style:column-width="1.0354in"/>
    </style:style>
    <style:style style:name="co51" style:family="table-column">
      <style:table-column-properties fo:break-before="auto" style:column-width="3.2827in"/>
    </style:style>
    <style:style style:name="co52" style:family="table-column">
      <style:table-column-properties fo:break-before="auto" style:column-width="2.4654in"/>
    </style:style>
    <style:style style:name="co53" style:family="table-column">
      <style:table-column-properties fo:break-before="auto" style:column-width="3.1681in"/>
    </style:style>
    <style:style style:name="co54" style:family="table-column">
      <style:table-column-properties fo:break-before="auto" style:column-width="1.3728in"/>
    </style:style>
    <style:style style:name="co55" style:family="table-column">
      <style:table-column-properties fo:break-before="auto" style:column-width="2.4508in"/>
    </style:style>
    <style:style style:name="co56" style:family="table-column">
      <style:table-column-properties fo:break-before="auto" style:column-width="1.6283in"/>
    </style:style>
    <style:style style:name="co57" style:family="table-column">
      <style:table-column-properties fo:break-before="auto" style:column-width="1.1811in"/>
    </style:style>
    <style:style style:name="co58" style:family="table-column">
      <style:table-column-properties fo:break-before="auto" style:column-width="1.1339in"/>
    </style:style>
    <style:style style:name="co59" style:family="table-column">
      <style:table-column-properties fo:break-before="auto" style:column-width="1.1134in"/>
    </style:style>
    <style:style style:name="co60" style:family="table-column">
      <style:table-column-properties fo:break-before="auto" style:column-width="1.1654in"/>
    </style:style>
    <style:style style:name="co61" style:family="table-column">
      <style:table-column-properties fo:break-before="auto" style:column-width="1.3in"/>
    </style:style>
    <style:style style:name="co62" style:family="table-column">
      <style:table-column-properties fo:break-before="auto" style:column-width="1.0819in"/>
    </style:style>
    <style:style style:name="co63" style:family="table-column">
      <style:table-column-properties fo:break-before="auto" style:column-width="1.2071in"/>
    </style:style>
    <style:style style:name="co64" style:family="table-column">
      <style:table-column-properties fo:break-before="auto" style:column-width="1.2173in"/>
    </style:style>
    <style:style style:name="co65" style:family="table-column">
      <style:table-column-properties fo:break-before="auto" style:column-width="1.1965in"/>
    </style:style>
    <style:style style:name="co66" style:family="table-column">
      <style:table-column-properties fo:break-before="auto" style:column-width="1.4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0" number:language="de" number:country="DE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b3b3b3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ffff99"/>
      <style:text-properties fo:color="#000000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color="#ff0000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ff0000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9" style:family="table-cell" style:parent-style-name="Default" style:data-style-name="N5030"/>
  </office:automatic-styles>
  <office:body>
    <office:spreadsheet>
      <table:table table:name="Komponent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6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  <table:table-cell office:value-type="string">
            <text:p>loopholes</text:p>
          </table:table-cell>
          <table:table-cell office:value-type="string">
            <text:p>temp_min</text:p>
          </table:table-cell>
          <table:table-cell office:value-type="string">
            <text:p>temp_max</text:p>
          </table:table-cell>
          <table:table-cell office:value-type="string">
            <text:p>rad_max</text:p>
          </table:table-cell>
          <table:table-cell office:value-type="string">
            <text:p>Lebensdauer</text:p>
          </table:table-cell>
          <table:table-cell office:value-type="string">
            <text:p>Kosten</text:p>
          </table:table-cell>
          <table:table-cell office:value-type="string">
            <text:p>supply voltage</text:p>
          </table:table-cell>
          <table:table-cell office:value-type="string">
            <text:p>density</text:p>
          </table:table-cell>
          <table:table-cell office:value-type="string">
            <text:p>heat_capacity</text:p>
          </table:table-cell>
          <table:table-cell office:value-type="string">
            <text:p>heat_conductivity</text:p>
          </table:table-cell>
          <table:table-cell office:value-type="string">
            <text:p>surface_roughness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  <table:table-cell office:value-type="string">
            <text:p>Schaltbar</text:p>
          </table:table-cell>
          <table:table-cell office:value-type="string">
            <text:p>Drehimpuls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_impuls</text:p>
          </table:table-cell>
          <table:table-cell office:value-type="string">
            <text:p>Bemerkungen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2" office:value-type="string">
            <text:p>degC</text:p>
          </table:table-cell>
          <table:table-cell office:value-type="string">
            <text:p>krad</text:p>
          </table:table-cell>
          <table:table-cell office:value-type="string">
            <text:p>a</text:p>
          </table:table-cell>
          <table:table-cell/>
          <table:table-cell office:value-type="string">
            <text:p>V</text:p>
          </table:table-cell>
          <table:table-cell table:number-columns-repeated="7"/>
          <table:table-cell office:value-type="string">
            <text:p>N*m*s</text:p>
          </table:table-cell>
          <table:table-cell office:value-type="string">
            <text:p>N*m</text:p>
          </table:table-cell>
          <table:table-cell office:value-type="string">
            <text:p>N</text:p>
          </table:table-cell>
          <table:table-cell office:value-type="string">
            <text:p>N*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3"/>
        </table:table-row>
        <table:table-row table:style-name="ro1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.04</text:p>
          </table:table-cell>
          <table:table-cell table:number-columns-repeated="23"/>
        </table:table-row>
        <table:table-row table:style-name="ro1">
          <table:table-cell office:value-type="string">
            <text:p>Datenschnittstell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thermale Schnittstell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.5</text:p>
          </table:table-cell>
          <table:table-cell table:number-columns-repeated="23"/>
        </table:table-row>
        <table:table-row table:style-name="ro1">
          <table:table-cell office:value-type="string">
            <text:p>thermale Isolierung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Strahlungsschutz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3"/>
        </table:table-row>
        <table:table-row table:style-name="ro1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.04</text:p>
          </table:table-cell>
          <table:table-cell table:number-columns-repeated="21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1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.08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style-name="ce3" office:value-type="string">
            <text:p>Min 5</text:p>
          </table:table-cell>
          <table:table-cell table:style-name="ce3" office:value-type="string">
            <text:p>7 (LEO)</text:p>
          </table:table-cell>
          <table:table-cell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1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number-columns-repeated="21"/>
          <table:table-cell office:value-type="string">
            <text:p>frei angepasst</text:p>
          </table:table-cell>
          <table:table-cell/>
        </table:table-row>
        <table:table-row table:style-name="ro1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.7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3" office:value-type="string">
            <text:p>22-37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1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.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table:style-name="ce3" office:value-type="string">
            <text:p>22-37</text:p>
          </table:table-cell>
          <table:table-cell table:number-columns-repeated="12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1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4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3" office:value-type="string">
            <text:p>23-37</text:p>
          </table:table-cell>
          <table:table-cell table:number-columns-repeated="7"/>
          <table:table-cell table:style-name="ce3" office:value-type="string">
            <text:p>Max 100</text:p>
          </table:table-cell>
          <table:table-cell table:number-columns-repeated="4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1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1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.4</text:p>
          </table:table-cell>
          <table:table-cell office:value-type="float" office:value="175">
            <text:p>175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1">
          <table:table-cell table:style-name="ce1" office:value-type="string">
            <text:p>entfalt. Solarflächen 2</text:p>
          </table:table-cell>
          <table:table-cell table:number-columns-repeated="2" table:style-name="ce1" office:value-type="float" office:value="1750">
            <text:p>17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800">
            <text:p>800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table:number-columns-repeated="18"/>
          <table:table-cell table:style-name="ce1"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1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.5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table:style-name="ce5" office:value-type="string">
            <text:p>15 (GEO)</text:p>
          </table:table-cell>
          <table:table-cell/>
          <table:table-cell table:style-name="ce3" office:value-type="string">
            <text:p>22-55</text:p>
          </table:table-cell>
          <table:table-cell table:number-columns-repeated="12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1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.5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table:style-name="ce3" office:value-type="string">
            <text:p>5 (LEO)</text:p>
          </table:table-cell>
          <table:table-cell/>
          <table:table-cell table:style-name="ce3" office:value-type="string">
            <text:p>22-52</text:p>
          </table:table-cell>
          <table:table-cell table:number-columns-repeated="12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1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50">
            <text:p>50</text:p>
          </table:table-cell>
          <table:table-cell table:number-columns-repeated="3"/>
          <table:table-cell table:style-name="ce3" office:value-type="string">
            <text:p>24-32</text:p>
          </table:table-cell>
          <table:table-cell table:number-columns-repeated="12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1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.9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/>
          <table:table-cell table:style-name="ce3" office:value-type="string">
            <text:p>24-35, 35-52</text:p>
          </table:table-cell>
          <table:table-cell table:number-columns-repeated="12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1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.2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1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1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/>
          <table:table-cell office:value-type="float" office:value="1">
            <text:p>1</text:p>
          </table:table-cell>
          <table:table-cell table:number-columns-repeated="18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1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table:number-columns-repeated="21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1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style-name="ce3" office:value-type="string">
            <text:p>Max 15 </text:p>
          </table:table-cell>
          <table:table-cell/>
          <table:table-cell table:style-name="ce3" office:value-type="string">
            <text:p>22-50</text:p>
          </table:table-cell>
          <table:table-cell table:number-columns-repeated="12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style-name="ce3" office:value-type="string">
            <text:p>Max 15 </text:p>
          </table:table-cell>
          <table:table-cell/>
          <table:table-cell table:style-name="ce3" office:value-type="string">
            <text:p>22-50/100</text:p>
          </table:table-cell>
          <table:table-cell table:number-columns-repeated="12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1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.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16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1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3"/>
          <table:table-cell table:style-name="ce3" office:value-type="string">
            <text:p>15-34</text:p>
          </table:table-cell>
          <table:table-cell table:number-columns-repeated="12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1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12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1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table:number-columns-repeated="18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1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1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/>
          <table:table-cell office:value-type="float" office:value="0">
            <text:p>0</text:p>
          </table:table-cell>
          <table:table-cell table:number-columns-repeated="18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1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.5</text:p>
          </table:table-cell>
          <table:table-cell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style-name="ce4" office:value-type="string">
            <text:p>COTS electronics shielded by 25 mm Al equivalent, equipped with EDAC, LU-protection. Optional: rad-hard electronics </text:p>
          </table:table-cell>
          <table:table-cell office:value-type="float" office:value="20">
            <text:p>20</text:p>
          </table:table-cell>
          <table:table-cell/>
          <table:table-cell table:style-name="ce3" office:value-type="string">
            <text:p>23-37</text:p>
          </table:table-cell>
          <table:table-cell table:number-columns-repeated="12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1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12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1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.6</text:p>
          </table:table-cell>
          <table:table-cell office:value-type="float" office:value="200">
            <text:p>200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65">
            <text:p>65</text:p>
          </table:table-cell>
          <table:table-cell table:number-columns-repeated="12"/>
          <table:table-cell office:value-type="string">
            <text:p>idealisiert nach MOOG Type 55 Solar Array Drive Assembly </text:p>
          </table:table-cell>
          <table:table-cell/>
        </table:table-row>
        <table:table-row table:style-name="ro1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.5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16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1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15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1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/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16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1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.75</text:p>
          </table:table-cell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16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1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office:value-type="string">
            <text:p>Für 25 Jahre GEO Environment ausgelegt</text:p>
          </table:table-cell>
          <table:table-cell table:style-name="ce3" office:value-type="string">
            <text:p>&gt; 18 </text:p>
          </table:table-cell>
          <table:table-cell/>
          <table:table-cell table:style-name="ce3" office:value-type="string">
            <text:p>5, 28 -100</text:p>
          </table:table-cell>
          <table:table-cell table:number-columns-repeated="12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1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8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1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8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1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.5</text:p>
          </table:table-cell>
          <table:table-cell office:value-type="float" office:value="36">
            <text:p>36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15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1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.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5"/>
          <table:table-cell office:value-type="string">
            <text:p>22-38</text:p>
          </table:table-cell>
          <table:table-cell table:number-columns-repeated="12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1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.2</text:p>
          </table:table-cell>
          <table:table-cell office:value-type="float" office:value="51">
            <text:p>51</text:p>
          </table:table-cell>
          <table:table-cell/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3"/>
          <table:table-cell table:style-name="ce3" office:value-type="string">
            <text:p>21-35</text:p>
          </table:table-cell>
          <table:table-cell table:number-columns-repeated="12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1">
          <table:table-cell table:style-name="ce2" office:value-type="string">
            <text:p>zentrale Solarfläche</text:p>
          </table:table-cell>
          <table:table-cell table:number-columns-repeated="2" table:style-name="ce2" office:value-type="float" office:value="1200">
            <text:p>12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350">
            <text:p>35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8"/>
          <table:table-cell table:style-name="ce2"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2">
          <table:table-cell office:value-type="string">
            <text:p>testdüse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office:value-type="string">
            <text:p>testdrallrad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7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2" table:number-rows-repeated="65484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Material" table:style-name="ta1" table:print="false">
        <table:table-column table:style-name="co20" table:default-cell-style-name="Default"/>
        <table:table-column table:style-name="co21" table:number-columns-repeated="2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3" table:default-cell-style-name="Default"/>
        <table:table-row table:style-name="ro4">
          <table:table-cell office:value-type="string">
            <text:p>Bezeichnung</text:p>
          </table:table-cell>
          <table:table-cell office:value-type="string">
            <text:p>Dichte</text:p>
          </table:table-cell>
          <table:table-cell office:value-type="string">
            <text:p>E-Modul</text:p>
          </table:table-cell>
          <table:table-cell office:value-type="string">
            <text:p>Poisson Zahl</text:p>
          </table:table-cell>
          <table:table-cell office:value-type="string">
            <text:p>Spez. Währemekapazität</text:p>
          </table:table-cell>
          <table:table-cell office:value-type="string">
            <text:p>Wärmeleitfähigkeit</text:p>
          </table:table-cell>
          <table:table-cell office:value-type="string">
            <text:p>Kontakt Wärmeleitung</text:p>
          </table:table-cell>
          <table:table-cell office:value-type="string">
            <text:p>microhardness</text:p>
          </table:table-cell>
          <table:table-cell office:value-type="string">
            <text:p>elektrische Leitfähigkeit</text:p>
          </table:table-cell>
          <table:table-cell office:value-type="string">
            <text:p>Oberflächenrauhigkeit [µm]</text:p>
          </table:table-cell>
          <table:table-cell office:value-type="string">
            <text:p>mean slope</text:p>
          </table:table-cell>
          <table:table-cell office:value-type="string">
            <text:p>alpha</text:p>
          </table:table-cell>
          <table:table-cell office:value-type="string">
            <text:p>epsilon</text:p>
          </table:table-cell>
        </table:table-row>
        <table:table-row table:style-name="ro4">
          <table:table-cell office:value-type="string">
            <text:p>Einheit</text:p>
          </table:table-cell>
          <table:table-cell office:value-type="string">
            <text:p>kg/m³</text:p>
          </table:table-cell>
          <table:table-cell office:value-type="string">
            <text:p>N/mm²</text:p>
          </table:table-cell>
          <table:table-cell/>
          <table:table-cell office:value-type="string">
            <text:p>J/kg K</text:p>
          </table:table-cell>
          <table:table-cell office:value-type="string">
            <text:p>W/m K</text:p>
          </table:table-cell>
          <table:table-cell office:value-type="string">
            <text:p>W/m² K</text:p>
          </table:table-cell>
          <table:table-cell office:value-type="string">
            <text:p>MPa</text:p>
          </table:table-cell>
          <table:table-cell/>
          <table:table-cell office:value-type="string">
            <text:p>µm</text:p>
          </table:table-cell>
          <table:table-cell table:number-columns-repeated="3"/>
        </table:table-row>
        <table:table-row table:style-name="ro4">
          <table:table-cell office:value-type="string">
            <text:p>Kupfer</text:p>
          </table:table-cell>
          <table:table-cell office:value-type="float" office:value="8960">
            <text:p>8960</text:p>
          </table:table-cell>
          <table:table-cell office:value-type="float" office:value="120000">
            <text:p>120000</text:p>
          </table:table-cell>
          <table:table-cell office:value-type="float" office:value="0.35">
            <text:p>0.35</text:p>
          </table:table-cell>
          <table:table-cell office:value-type="float" office:value="385">
            <text:p>385</text:p>
          </table:table-cell>
          <table:table-cell office:value-type="float" office:value="400">
            <text:p>400</text:p>
          </table:table-cell>
          <table:table-cell/>
          <table:table-cell office:value-type="float" office:value="250">
            <text:p>250</text:p>
          </table:table-cell>
          <table:table-cell table:number-columns-repeated="5"/>
        </table:table-row>
      </table:table>
      <table:table table:name="Bausteine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40" table:number-columns-repeated="1010" table:default-cell-style-name="Default"/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</text:p>
          </table:table-cell>
          <table:table-cell office:value-type="string">
            <text:p>rot</text:p>
          </table:table-cell>
          <table:table-cell office:value-type="string">
            <text:p>th_vec</text:p>
          </table:table-cell>
          <table:table-cell office:value-type="string">
            <text:p>mass</text:p>
          </table:table-cell>
          <table:table-cell office:value-type="string">
            <text:p>power</text:p>
          </table:table-cell>
          <table:table-cell table:number-columns-repeated="1014"/>
        </table:table-row>
        <table:table-row table:style-name="ro4">
          <table:table-cell office:value-type="string">
            <text:p>Einheit</text:p>
          </table:table-cell>
          <table:table-cell table:number-columns-repeated="3"/>
          <table:table-cell table:number-columns-repeated="2" office:value-type="string">
            <text:p>float</text:p>
          </table:table-cell>
          <table:table-cell office:value-type="string">
            <text:p>deg</text:p>
          </table:table-cell>
          <table:table-cell office:value-type="string">
            <text:p>float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6"/>
          <table:table-cell table:style-name="ce3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3" table:number-columns-repeated="2"/>
          <table:table-cell table:number-columns-repeated="1014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6" table:number-columns-repeated="2"/>
          <table:table-cell table:number-columns-repeated="1014"/>
        </table:table-row>
        <table:table-row table:style-name="ro4">
          <table:table-cell table:number-columns-repeated="8"/>
          <table:table-cell table:style-name="ce7" table:number-columns-repeated="2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/>
          <table:table-cell office:value-type="string">
            <text:p>0,1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/>
          <table:table-cell office:value-type="string">
            <text:p>-1,0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/>
          <table:table-cell office:value-type="string">
            <text:p>0,-1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/>
          <table:table-cell office:value-type="string">
            <text:p>1,0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/>
          <table:table-cell office:value-type="string">
            <text:p>0,0,-1</text:p>
          </table:table-cell>
          <table:table-cell table:number-columns-repeated="1016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Referenzmissionen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row table:style-name="ro4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</text:p>
          </table:table-cell>
          <table:table-cell office:value-type="string">
            <text:p>rot</text:p>
          </table:table-cell>
          <table:table-cell/>
          <table:table-cell office:value-type="string">
            <text:p>mass</text:p>
          </table:table-cell>
          <table:table-cell office:value-type="string">
            <text:p>power_max</text:p>
          </table:table-cell>
          <table:table-cell office:value-type="string">
            <text:p>power_mean</text:p>
          </table:table-cell>
        </table:table-row>
        <table:table-row table:style-name="ro4">
          <table:table-cell office:value-type="string">
            <text:p>Einheit</text:p>
          </table:table-cell>
          <table:table-cell/>
          <table:table-cell office:value-type="string">
            <text:p>(nx,ny,nz)</text:p>
          </table:table-cell>
          <table:table-cell office:value-type="string">
            <text:p>deg</text:p>
          </table:table-cell>
          <table:table-cell/>
          <table:table-cell office:value-type="string">
            <text:p>kg</text:p>
          </table:table-cell>
          <table:table-cell table:number-columns-repeated="2" office:value-type="string">
            <text:p>W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  <table:table-cell table:number-columns-repeated="4"/>
        </table:table-row>
        <table:table-row table:style-name="ro5">
          <table:table-cell table:style-name="ce8" office:value-type="string">
            <text:p>Referenzmissionen mit Tank-integrierten Antriebsbausteinen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0,0,3</text:p>
          </table:table-cell>
          <table:table-cell table:number-columns-repeated="2"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1,2,1</text:p>
          </table:table-cell>
          <table:table-cell table:number-columns-repeated="2"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Sternsensorbaustein</text:p>
          </table:table-cell>
          <table:table-cell office:value-type="string">
            <text:p>2,2,0</text:p>
          </table:table-cell>
          <table:table-cell table:number-columns-repeated="2"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Inertial Measurement Unit Baustein (sehr genau)</text:p>
          </table:table-cell>
          <table:table-cell office:value-type="string">
            <text:p>1-2,1,0 <text:s/>(Doppelbaustein)</text:p>
          </table:table-cell>
          <table:table-cell table:number-columns-repeated="2"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2,0,3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6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2,2,3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2,2,4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Magnetorquer-Baustein</text:p>
          </table:table-cell>
          <table:table-cell office:value-type="string">
            <text:p>0,2,3</text:p>
          </table:table-cell>
          <table:table-cell table:number-columns-repeated="2"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2,0,4</text:p>
          </table:table-cell>
          <table:table-cell table:number-columns-repeated="2"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2,2,1</text:p>
          </table:table-cell>
          <table:table-cell table:number-columns-repeated="2"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3</text:p>
          </table:table-cell>
          <table:table-cell table:number-columns-repeated="2"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1,3</text:p>
          </table:table-cell>
          <table:table-cell table:number-columns-repeated="2"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Batteriebaustein</text:p>
          </table:table-cell>
          <table:table-cell office:value-type="string">
            <text:p>0,1,0</text:p>
          </table:table-cell>
          <table:table-cell table:number-columns-repeated="2"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-1,0,4 <text:s/>(Doppelbaustein)</text:p>
          </table:table-cell>
          <table:table-cell table:number-columns-repeated="2"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-1,2,4 <text:s/>(Doppelbaustein)</text:p>
          </table:table-cell>
          <table:table-cell table:number-columns-repeated="2"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-2,0,2 <text:s/>(Doppelbaustein)</text:p>
          </table:table-cell>
          <table:table-cell table:number-columns-repeated="2"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-2 <text:s/>(Doppelbaustein)</text:p>
          </table:table-cell>
          <table:table-cell table:number-columns-repeated="2"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2,1-2 <text:s/>(Doppelbaustein)</text:p>
          </table:table-cell>
          <table:table-cell table:number-columns-repeated="2"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Kernstruktur</text:p>
          </table:table-cell>
          <table:table-cell table:number-columns-repeated="3"/>
          <table:table-cell office:value-type="float" office:value="250">
            <text:p>250</text:p>
          </table:table-cell>
          <table:table-cell table:number-columns-repeated="2"/>
        </table:table-row>
        <table:table-row table:style-name="ro4">
          <table:table-cell table:style-name="ce9" office:value-type="string">
            <text:p>Gesamt</text:p>
          </table:table-cell>
          <table:table-cell table:style-name="ce9" table:number-columns-repeated="4"/>
          <table:table-cell table:style-name="ce11" table:formula="of:=SUM([.F6:.F24])" office:value-type="float" office:value="987.44">
            <text:p>987.44</text:p>
          </table:table-cell>
          <table:table-cell table:style-name="ce11" table:formula="of:=SUM([.G6:.G24])" office:value-type="float" office:value="2156">
            <text:p>2156</text:p>
          </table:table-cell>
          <table:table-cell table:style-name="ce11"/>
        </table:table-row>
        <table:table-row table:style-name="ro4">
          <table:table-cell table:number-columns-repeated="8"/>
        </table:table-row>
        <table:table-row table:style-name="ro4">
          <table:table-cell table:style-name="ce10"/>
          <table:table-cell table:number-columns-repeated="7"/>
        </table:table-row>
        <table:table-row table:style-name="ro4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0,3,0</text:p>
          </table:table-cell>
          <table:table-cell table:number-columns-repeated="2"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0,3,2</text:p>
          </table:table-cell>
          <table:table-cell table:number-columns-repeated="2"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0,2,2</text:p>
          </table:table-cell>
          <table:table-cell table:number-columns-repeated="2"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table:number-columns-repeated="2"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2,0-1 (Doppelbaustein)</text:p>
          </table:table-cell>
          <table:table-cell table:number-columns-repeated="2"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2,1,2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2,2,0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2,2,1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Magnetorquer-Baustein</text:p>
          </table:table-cell>
          <table:table-cell office:value-type="string">
            <text:p>0,1,0</text:p>
          </table:table-cell>
          <table:table-cell table:number-columns-repeated="2"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0</text:p>
          </table:table-cell>
          <table:table-cell table:number-columns-repeated="2"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2,3,2</text:p>
          </table:table-cell>
          <table:table-cell table:number-columns-repeated="2"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Solargeneratorbaustein (entfaltbar, nachführbar)</text:p>
          </table:table-cell>
          <table:table-cell table:number-columns-repeated="3"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0,1,2</text:p>
          </table:table-cell>
          <table:table-cell table:number-columns-repeated="2"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2,1,0</text:p>
          </table:table-cell>
          <table:table-cell table:number-columns-repeated="2"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table:style-name="ce13" office:value-type="string">
            <text:p>0,0-1,1 <text:s/>(Doppelbaustein)</text:p>
          </table:table-cell>
          <table:table-cell table:number-columns-repeated="2"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-1,1 <text:s/>(Doppelbaustein)</text:p>
          </table:table-cell>
          <table:table-cell table:number-columns-repeated="2"/>
          <table:table-cell office:value-type="float" office:value="77.93">
            <text:p>77.93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Kernstruktur</text:p>
          </table:table-cell>
          <table:table-cell table:number-columns-repeated="3"/>
          <table:table-cell office:value-type="float" office:value="188">
            <text:p>188</text:p>
          </table:table-cell>
          <table:table-cell table:number-columns-repeated="2"/>
        </table:table-row>
        <table:table-row table:style-name="ro4">
          <table:table-cell table:style-name="ce9" office:value-type="string">
            <text:p>Gesamt</text:p>
          </table:table-cell>
          <table:table-cell table:style-name="ce9" table:number-columns-repeated="4"/>
          <table:table-cell table:style-name="ce11" table:formula="of:=SUM([.F28:.F44])" office:value-type="float" office:value="667.71">
            <text:p>667.71</text:p>
          </table:table-cell>
          <table:table-cell table:style-name="ce11" table:formula="of:=SUM([.G28:.G44])" office:value-type="float" office:value="1626">
            <text:p>1626</text:p>
          </table:table-cell>
          <table:table-cell table:style-name="ce11"/>
        </table:table-row>
        <table:table-row table:style-name="ro4" table:number-rows-repeated="2">
          <table:table-cell table:number-columns-repeated="5"/>
          <table:table-cell table:style-name="ce14"/>
          <table:table-cell table:number-columns-repeated="2"/>
        </table:table-row>
        <table:table-row table:style-name="ro4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table:number-columns-repeated="3"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table:number-columns-repeated="3"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table:number-columns-repeated="3"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table:number-columns-repeated="3"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Inertial Measurement Unit Baustein (sehr genau)</text:p>
          </table:table-cell>
          <table:table-cell table:number-columns-repeated="3"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table:number-columns-repeated="3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table:number-columns-repeated="3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table:number-columns-repeated="3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table:number-columns-repeated="3"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table:number-columns-repeated="3"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table:number-columns-repeated="3"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table:number-columns-repeated="3"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Batteriebaustein</text:p>
          </table:table-cell>
          <table:table-cell table:number-columns-repeated="3"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table:number-columns-repeated="3"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table:number-columns-repeated="3"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table:number-columns-repeated="3"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table:number-columns-repeated="3"/>
          <table:table-cell table:style-name="ce14" office:value-type="float" office:value="103.49">
            <text:p>103.49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Kernstruktur</text:p>
          </table:table-cell>
          <table:table-cell table:number-columns-repeated="3"/>
          <table:table-cell office:value-type="float" office:value="250">
            <text:p>250</text:p>
          </table:table-cell>
          <table:table-cell table:number-columns-repeated="2"/>
        </table:table-row>
        <table:table-row table:style-name="ro4">
          <table:table-cell table:style-name="ce11" office:value-type="string">
            <text:p>Gesamt</text:p>
          </table:table-cell>
          <table:table-cell table:style-name="ce11" table:number-columns-repeated="4"/>
          <table:table-cell table:style-name="ce11" table:formula="of:=SUM([.F48:.F65])" office:value-type="float" office:value="1046.97">
            <text:p>1046.97</text:p>
          </table:table-cell>
          <table:table-cell table:style-name="ce11" table:formula="of:=SUM([.G48:.G65])" office:value-type="float" office:value="21606">
            <text:p>21606</text:p>
          </table:table-cell>
          <table:table-cell table:style-name="ce11"/>
        </table:table-row>
        <table:table-row table:style-name="ro4" table:number-rows-repeated="2">
          <table:table-cell table:number-columns-repeated="8"/>
        </table:table-row>
        <table:table-row table:style-name="ro5">
          <table:table-cell table:style-name="ce8" office:value-type="string">
            <text:p>Referenzmissionen mit Tank in der Kernstruktur</text:p>
          </table:table-cell>
          <table:table-cell table:number-columns-repeated="7"/>
        </table:table-row>
        <table:table-row table:style-name="ro5">
          <table:table-cell table:style-name="ce8"/>
          <table:table-cell table:number-columns-repeated="7"/>
        </table:table-row>
        <table:table-row table:style-name="ro4">
          <table:table-cell table:style-name="ce12" office:value-type="string">
            <text:p>ADM-Aeolus</text:p>
          </table:table-cell>
          <table:table-cell office:value-type="string">
            <text:p>Kernstruktur</text:p>
          </table:table-cell>
          <table:table-cell table:number-columns-repeated="3"/>
          <table:table-cell office:value-type="float" office:value="250">
            <text:p>250</text:p>
          </table:table-cell>
          <table:table-cell table:number-columns-repeated="2"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Tank (in Kernstruktur, 2x2x3)</text:p>
          </table:table-cell>
          <table:table-cell office:value-type="string">
            <text:p>1-2,1-2,0-2</text:p>
          </table:table-cell>
          <table:table-cell table:number-columns-repeated="2"/>
          <table:table-cell office:value-type="float" office:value="32.7">
            <text:p>32.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Treibstoff (Hydrazin)</text:p>
          </table:table-cell>
          <table:table-cell office:value-type="string">
            <text:p>/</text:p>
          </table:table-cell>
          <table:table-cell table:number-columns-repeated="2"/>
          <table:table-cell office:value-type="float" office:value="349.9">
            <text:p>349.9</text:p>
          </table:table-cell>
          <table:table-cell table:number-columns-repeated="2"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3,1</text:p>
          </table:table-cell>
          <table:table-cell table:number-columns-repeated="2"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GPS-Baustein (Standard)</text:p>
          </table:table-cell>
          <table:table-cell office:value-type="string">
            <text:p>2,0,0</text:p>
          </table:table-cell>
          <table:table-cell table:number-columns-repeated="2"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Sternsensorbaustein</text:p>
          </table:table-cell>
          <table:table-cell office:value-type="string">
            <text:p>2,3,2</text:p>
          </table:table-cell>
          <table:table-cell table:number-columns-repeated="2"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-2 <text:s/>(Doppelbaustein)</text:p>
          </table:table-cell>
          <table:table-cell table:number-columns-repeated="2"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Reaktionsradbaustein</text:p>
          </table:table-cell>
          <table:table-cell office:value-type="string">
            <text:p>0,1,2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Magnetorquer-Baustein</text:p>
          </table:table-cell>
          <table:table-cell office:value-type="string">
            <text:p>2,3,0</text:p>
          </table:table-cell>
          <table:table-cell table:number-columns-repeated="2"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3,1</text:p>
          </table:table-cell>
          <table:table-cell table:number-columns-repeated="2"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1</text:p>
          </table:table-cell>
          <table:table-cell table:number-columns-repeated="2"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1,1</text:p>
          </table:table-cell>
          <table:table-cell table:number-columns-repeated="2"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1,1</text:p>
          </table:table-cell>
          <table:table-cell table:number-columns-repeated="2"/>
          <table:table-cell office:value-type="float" office:value="56.35">
            <text:p>56.35</text:p>
          </table:table-cell>
          <table:table-cell office:value-type="float" office:value="250">
            <text:p>25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Batteriebaustein</text:p>
          </table:table-cell>
          <table:table-cell office:value-type="string">
            <text:p>2,0,2</text:p>
          </table:table-cell>
          <table:table-cell table:number-columns-repeated="2"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0</text:p>
          </table:table-cell>
          <table:table-cell table:number-columns-repeated="2"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0,2</text:p>
          </table:table-cell>
          <table:table-cell table:number-columns-repeated="2"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2,0,1</text:p>
          </table:table-cell>
          <table:table-cell table:number-columns-repeated="2"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1,2,0</text:p>
          </table:table-cell>
          <table:table-cell table:number-columns-repeated="2"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2,1</text:p>
          </table:table-cell>
          <table:table-cell table:number-columns-repeated="2"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table:style-name="ce11" office:value-type="string">
            <text:p>Gesamt</text:p>
          </table:table-cell>
          <table:table-cell table:style-name="ce11" table:number-columns-repeated="4"/>
          <table:table-cell table:style-name="ce11" table:formula="of:=SUM([.F71:.F91])" office:value-type="float" office:value="1103.64">
            <text:p>1103.64</text:p>
          </table:table-cell>
          <table:table-cell table:style-name="ce11" table:formula="of:=SUM([.G72:.G91])" office:value-type="float" office:value="2156">
            <text:p>2156</text:p>
          </table:table-cell>
          <table:table-cell table:style-name="ce11"/>
        </table:table-row>
        <table:table-row table:style-name="ro4" table:number-rows-repeated="2">
          <table:table-cell table:number-columns-repeated="8"/>
        </table:table-row>
        <table:table-row table:style-name="ro4">
          <table:table-cell office:value-type="string">
            <text:p>EnMAP</text:p>
          </table:table-cell>
          <table:table-cell office:value-type="string">
            <text:p>Kernstruktur</text:p>
          </table:table-cell>
          <table:table-cell table:number-columns-repeated="3"/>
          <table:table-cell office:value-type="float" office:value="167">
            <text:p>167</text:p>
          </table:table-cell>
          <table:table-cell table:number-columns-repeated="2"/>
        </table:table-row>
        <table:table-row table:style-name="ro4">
          <table:table-cell office:value-type="string">
            <text:p>EnMAP</text:p>
          </table:table-cell>
          <table:table-cell office:value-type="string">
            <text:p>Tank (in Kernstruktur, 2x2x2)</text:p>
          </table:table-cell>
          <table:table-cell office:value-type="string">
            <text:p>1-2,0-1,1-2</text:p>
          </table:table-cell>
          <table:table-cell table:number-columns-repeated="2"/>
          <table:table-cell office:value-type="float" office:value="32.7">
            <text:p>32.7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Treibstoff (Hydrazin)</text:p>
          </table:table-cell>
          <table:table-cell office:value-type="string">
            <text:p>/</text:p>
          </table:table-cell>
          <table:table-cell table:number-columns-repeated="2"/>
          <table:table-cell office:value-type="float" office:value="194">
            <text:p>194</text:p>
          </table:table-cell>
          <table:table-cell table:number-columns-repeated="2"/>
        </table:table-row>
        <table:table-row table:style-name="ro4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1,1,0</text:p>
          </table:table-cell>
          <table:table-cell table:number-columns-repeated="2"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GPS-Baustein (Standard)</text:p>
          </table:table-cell>
          <table:table-cell office:value-type="string">
            <text:p>2,1,3</text:p>
          </table:table-cell>
          <table:table-cell table:number-columns-repeated="2"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1,1,3</text:p>
          </table:table-cell>
          <table:table-cell table:number-columns-repeated="2"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Sternsensorbaustein</text:p>
          </table:table-cell>
          <table:table-cell office:value-type="string">
            <text:p>nicht vorhanden</text:p>
          </table:table-cell>
          <table:table-cell table:number-columns-repeated="2"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Inertial Measurement Unit Baustein (sehr genau)</text:p>
          </table:table-cell>
          <table:table-cell office:value-type="string">
            <text:p>0,1,1-2 <text:s/>(Doppelbaustein)</text:p>
          </table:table-cell>
          <table:table-cell table:number-columns-repeated="2"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1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3,1,2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Reaktionsradbaustein</text:p>
          </table:table-cell>
          <table:table-cell office:value-type="string">
            <text:p>2,0,0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Magnetorquer-Baustein</text:p>
          </table:table-cell>
          <table:table-cell office:value-type="string">
            <text:p>1,0,0</text:p>
          </table:table-cell>
          <table:table-cell table:number-columns-repeated="2"/>
          <table:table-cell office:value-type="float" office:value="23.8">
            <text:p>23.8</text:p>
          </table:table-cell>
          <table:table-cell office:value-type="float" office:value="70">
            <text:p>7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2,1,0</text:p>
          </table:table-cell>
          <table:table-cell table:number-columns-repeated="2"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TM&amp;TC-Baustein (S-Band; Transceiver+SSPA)</text:p>
          </table:table-cell>
          <table:table-cell office:value-type="string">
            <text:p>1,0,3</text:p>
          </table:table-cell>
          <table:table-cell table:number-columns-repeated="2"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2,0,3</text:p>
          </table:table-cell>
          <table:table-cell table:number-columns-repeated="2"/>
          <table:table-cell office:value-type="float" office:value="44.35">
            <text:p>44.35</text:p>
          </table:table-cell>
          <table:table-cell office:value-type="float" office:value="250">
            <text:p>25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0,0,2</text:p>
          </table:table-cell>
          <table:table-cell table:number-columns-repeated="2"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Batteriebaustein</text:p>
          </table:table-cell>
          <table:table-cell office:value-type="string">
            <text:p>3,0,1</text:p>
          </table:table-cell>
          <table:table-cell table:number-columns-repeated="2"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3,0,2</text:p>
          </table:table-cell>
          <table:table-cell table:number-columns-repeated="2"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office:value-type="string">
            <text:p>EnMAP</text:p>
          </table:table-cell>
          <table:table-cell office:value-type="string">
            <text:p>Monopropellantantriebs-Baustein (Hydrazin bzw. HPGP)</text:p>
          </table:table-cell>
          <table:table-cell office:value-type="string">
            <text:p>0,0,1</text:p>
          </table:table-cell>
          <table:table-cell table:number-columns-repeated="2"/>
          <table:table-cell office:value-type="float" office:value="24.65">
            <text:p>24.6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4">
          <table:table-cell table:style-name="ce11" office:value-type="string">
            <text:p>Gesamt</text:p>
          </table:table-cell>
          <table:table-cell table:style-name="ce11" table:number-columns-repeated="4"/>
          <table:table-cell table:style-name="ce11" table:formula="of:=SUM([.F95:.F113])" office:value-type="float" office:value="766.85">
            <text:p>766.85</text:p>
          </table:table-cell>
          <table:table-cell table:style-name="ce11" table:formula="of:=SUM([.G95:.G113])" office:value-type="float" office:value="1626">
            <text:p>1626</text:p>
          </table:table-cell>
          <table:table-cell table:style-name="ce11"/>
        </table:table-row>
        <table:table-row table:style-name="ro4" table:number-rows-repeated="2">
          <table:table-cell table:number-columns-repeated="8"/>
        </table:table-row>
        <table:table-row table:style-name="ro4">
          <table:table-cell office:value-type="string">
            <text:p>SmallGEO</text:p>
          </table:table-cell>
          <table:table-cell office:value-type="string">
            <text:p>Kernstruktur</text:p>
          </table:table-cell>
          <table:table-cell table:number-columns-repeated="3"/>
          <table:table-cell office:value-type="float" office:value="250">
            <text:p>250</text:p>
          </table:table-cell>
          <table:table-cell table:number-columns-repeated="2"/>
        </table:table-row>
        <table:table-row table:style-name="ro4">
          <table:table-cell office:value-type="string">
            <text:p>SmallGEO</text:p>
          </table:table-cell>
          <table:table-cell office:value-type="string">
            <text:p>Tank (in Kernstruktur, 2x2x3)</text:p>
          </table:table-cell>
          <table:table-cell office:value-type="string">
            <text:p>1-2,1-2,0-2</text:p>
          </table:table-cell>
          <table:table-cell table:number-columns-repeated="2"/>
          <table:table-cell office:value-type="float" office:value="65.4">
            <text:p>65.4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Treibstoff (Xenon)</text:p>
          </table:table-cell>
          <table:table-cell office:value-type="string">
            <text:p>/</text:p>
          </table:table-cell>
          <table:table-cell table:number-columns-repeated="2"/>
          <table:table-cell office:value-type="float" office:value="536.77">
            <text:p>536.77</text:p>
          </table:table-cell>
          <table:table-cell table:number-columns-repeated="2"/>
        </table:table-row>
        <table:table-row table:style-name="ro4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3,1,2</text:p>
          </table:table-cell>
          <table:table-cell table:number-columns-repeated="2"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GPS-Baustein (Standard)</text:p>
          </table:table-cell>
          <table:table-cell office:value-type="string">
            <text:p>0,1,0</text:p>
          </table:table-cell>
          <table:table-cell table:number-columns-repeated="2"/>
          <table:table-cell office:value-type="float" office:value="14.45">
            <text:p>14.45</text:p>
          </table:table-cell>
          <table:table-cell office:value-type="float" office:value="10">
            <text:p>1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2,3,0</text:p>
          </table:table-cell>
          <table:table-cell table:number-columns-repeated="2"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Sternsensorbaustein</text:p>
          </table:table-cell>
          <table:table-cell office:value-type="string">
            <text:p>1,0,0</text:p>
          </table:table-cell>
          <table:table-cell table:number-columns-repeated="2"/>
          <table:table-cell office:value-type="float" office:value="11.02">
            <text:p>11.02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Inertial Measurement Unit Baustein (sehr genau)</text:p>
          </table:table-cell>
          <table:table-cell office:value-type="string">
            <text:p>3,1-2,0 <text:s/>(Doppelbaustein)</text:p>
          </table:table-cell>
          <table:table-cell table:number-columns-repeated="2"/>
          <table:table-cell office:value-type="float" office:value="28.65">
            <text:p>28.65</text:p>
          </table:table-cell>
          <table:table-cell office:value-type="float" office:value="24">
            <text:p>24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3,2,2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2,2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Reaktionsradbaustein</text:p>
          </table:table-cell>
          <table:table-cell office:value-type="string">
            <text:p>0,1,1</text:p>
          </table:table-cell>
          <table:table-cell table:number-columns-repeated="2"/>
          <table:table-cell office:value-type="float" office:value="27.69">
            <text:p>27.69</text:p>
          </table:table-cell>
          <table:table-cell office:value-type="float" office:value="300">
            <text:p>3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1,2</text:p>
          </table:table-cell>
          <table:table-cell table:number-columns-repeated="2"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TM&amp;TC-Baustein (S-Band; Transceiver+SSPA)</text:p>
          </table:table-cell>
          <table:table-cell office:value-type="string">
            <text:p>0,2,0</text:p>
          </table:table-cell>
          <table:table-cell table:number-columns-repeated="2"/>
          <table:table-cell office:value-type="float" office:value="13.13">
            <text:p>13.13</text:p>
          </table:table-cell>
          <table:table-cell office:value-type="float" office:value="61">
            <text:p>61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3,2,1</text:p>
          </table:table-cell>
          <table:table-cell table:number-columns-repeated="2"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2,1</text:p>
          </table:table-cell>
          <table:table-cell table:number-columns-repeated="2"/>
          <table:table-cell office:value-type="float" office:value="80.35">
            <text:p>80.35</text:p>
          </table:table-cell>
          <table:table-cell office:value-type="float" office:value="250">
            <text:p>25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Batteriebaustein</text:p>
          </table:table-cell>
          <table:table-cell office:value-type="string">
            <text:p>3,1,1</text:p>
          </table:table-cell>
          <table:table-cell table:number-columns-repeated="2"/>
          <table:table-cell office:value-type="float" office:value="33.39">
            <text:p>33.39</text:p>
          </table:table-cell>
          <table:table-cell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3,1-2 <text:s/>(Doppelbaustein)</text:p>
          </table:table-cell>
          <table:table-cell table:number-columns-repeated="2"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3,0-1 <text:s/>(Doppelbaustein)</text:p>
          </table:table-cell>
          <table:table-cell table:number-columns-repeated="2"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2,0,0-1 <text:s/>(Doppelbaustein)</text:p>
          </table:table-cell>
          <table:table-cell table:number-columns-repeated="2"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4">
          <table:table-cell office:value-type="string">
            <text:p>SmallGEO</text:p>
          </table:table-cell>
          <table:table-cell office:value-type="string">
            <text:p>elektrischer Antriebs-Baustein</text:p>
          </table:table-cell>
          <table:table-cell office:value-type="string">
            <text:p>1,0,1-2 <text:s/>(Doppelbaustein)</text:p>
          </table:table-cell>
          <table:table-cell table:number-columns-repeated="2"/>
          <table:table-cell office:value-type="float" office:value="51.93">
            <text:p>51.93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4">
          <table:table-cell table:style-name="ce11" office:value-type="string">
            <text:p>Gesamt</text:p>
          </table:table-cell>
          <table:table-cell table:style-name="ce11" table:number-columns-repeated="4"/>
          <table:table-cell table:style-name="ce11" table:formula="of:=SUM([.F117:.F136])" office:value-type="float" office:value="1442.9">
            <text:p>1442.9</text:p>
          </table:table-cell>
          <table:table-cell table:style-name="ce11" table:formula="of:=SUM([.G117:.G136])" office:value-type="float" office:value="21606">
            <text:p>21606</text:p>
          </table:table-cell>
          <table:table-cell table:style-name="ce11"/>
        </table:table-row>
      </table:table>
      <table:table table:name="Missionsdaten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row table:style-name="ro4">
          <table:table-cell office:value-type="string">
            <text:p>Mission</text:p>
          </table:table-cell>
          <table:table-cell office:value-type="string">
            <text:p>Anwendung</text:p>
          </table:table-cell>
          <table:table-cell office:value-type="string">
            <text:p>Missionsziel</text:p>
          </table:table-cell>
          <table:table-cell office:value-type="string">
            <text:p>Nutzlast</text:p>
          </table:table-cell>
          <table:table-cell office:value-type="string">
            <text:p>Orbithöhe</text:p>
          </table:table-cell>
          <table:table-cell office:value-type="string">
            <text:p>Orbitart</text:p>
          </table:table-cell>
          <table:table-cell office:value-type="string">
            <text:p>Inklination</text:p>
          </table:table-cell>
          <table:table-cell office:value-type="string">
            <text:p>Umlaufzeit</text:p>
          </table:table-cell>
          <table:table-cell office:value-type="string">
            <text:p>Große Halbachse</text:p>
          </table:table-cell>
          <table:table-cell office:value-type="string">
            <text:p>Lebensdauer</text:p>
          </table:table-cell>
          <table:table-cell office:value-type="string">
            <text:p>Bodensegment</text:p>
          </table:table-cell>
          <table:table-cell office:value-type="string">
            <text:p>vor. Launch</text:p>
          </table:table-cell>
        </table:table-row>
        <table:table-row table:style-name="ro4">
          <table:table-cell table:number-columns-repeated="4"/>
          <table:table-cell office:value-type="string">
            <text:p>km</text:p>
          </table:table-cell>
          <table:table-cell/>
          <table:table-cell office:value-type="string">
            <text:p>deg</text:p>
          </table:table-cell>
          <table:table-cell office:value-type="string">
            <text:p>h</text:p>
          </table:table-cell>
          <table:table-cell office:value-type="string">
            <text:p>km</text:p>
          </table:table-cell>
          <table:table-cell office:value-type="string">
            <text:p>a</text:p>
          </table:table-cell>
          <table:table-cell table:number-columns-repeated="2"/>
        </table:table-row>
        <table:table-row table:style-name="ro4">
          <table:table-cell office:value-type="string">
            <text:p>ADM-Aeolus</text:p>
          </table:table-cell>
          <table:table-cell office:value-type="string">
            <text:p>Erdbeobachtung</text:p>
          </table:table-cell>
          <table:table-cell office:value-type="string">
            <text:p>Winderforschung/ Messung von Windgeschwindigkeiten</text:p>
          </table:table-cell>
          <table:table-cell office:value-type="string">
            <text:p>ALADIN (Atmospheric Laser Doppler INstrument) </text:p>
          </table:table-cell>
          <table:table-cell office:value-type="string">
            <text:p>408 km (LEO)</text:p>
          </table:table-cell>
          <table:table-cell office:value-type="string">
            <text:p>sonnensynchron, quasi-polar, Dämmerungsorbit</text:p>
          </table:table-cell>
          <table:table-cell office:value-type="float" office:value="97">
            <text:p>97</text:p>
          </table:table-cell>
          <table:table-cell table:number-columns-repeated="2"/>
          <table:table-cell office:value-type="string">
            <text:p>3 (+3 Monate commissioning phase)</text:p>
          </table:table-cell>
          <table:table-cell office:value-type="string">
            <text:p>Command &amp; Control: ESA-ESOC, Deutschland; Data Processing: ESA-ESRIN, Italien</text:p>
          </table:table-cell>
          <table:table-cell table:style-name="ce13" office:value-type="float" office:value="2016">
            <text:p>2016</text:p>
          </table:table-cell>
        </table:table-row>
        <table:table-row table:style-name="ro4">
          <table:table-cell office:value-type="string">
            <text:p>EnMAP</text:p>
          </table:table-cell>
          <table:table-cell office:value-type="string">
            <text:p>Erdbeobachtung</text:p>
          </table:table-cell>
          <table:table-cell office:value-type="string">
            <text:p>Hypersprektrale Aufnahmen der Erde</text:p>
          </table:table-cell>
          <table:table-cell office:value-type="string">
            <text:p>2 Hyperspektralsensoren</text:p>
          </table:table-cell>
          <table:table-cell office:value-type="string">
            <text:p>653 km (LEO)</text:p>
          </table:table-cell>
          <table:table-cell office:value-type="string">
            <text:p>sonnensynchron, polar</text:p>
          </table:table-cell>
          <table:table-cell office:value-type="float" office:value="97.96">
            <text:p>97.96</text:p>
          </table:table-cell>
          <table:table-cell office:value-type="float" office:value="1.63">
            <text:p>1.63</text:p>
          </table:table-cell>
          <table:table-cell office:value-type="float" office:value="7021.8">
            <text:p>7021.8</text:p>
          </table:table-cell>
          <table:table-cell office:value-type="string">
            <text:p>Min. 5</text:p>
          </table:table-cell>
          <table:table-cell office:value-type="string">
            <text:p>Command &amp; Control: DLR Oberpfaffenhofen; Wissenschaftliche Leitung: GFZ Potsdam</text:p>
          </table:table-cell>
          <table:table-cell office:value-type="float" office:value="2016">
            <text:p>2016</text:p>
          </table:table-cell>
        </table:table-row>
        <table:table-row table:style-name="ro4">
          <table:table-cell office:value-type="string">
            <text:p>SmallGEO</text:p>
          </table:table-cell>
          <table:table-cell office:value-type="string">
            <text:p>Telekommunikation</text:p>
          </table:table-cell>
          <table:table-cell office:value-type="string">
            <text:p>Kleine, marktfähige, europäische Satellitenplattform zur Telekommunkation</text:p>
          </table:table-cell>
          <table:table-cell office:value-type="string">
            <text:p>variiert</text:p>
          </table:table-cell>
          <table:table-cell office:value-type="string">
            <text:p>35786 (GEO)</text:p>
          </table:table-cell>
          <table:table-cell office:value-type="string">
            <text:p>geostationä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4" table:number-rows-repeated="3">
          <table:table-cell table:number-columns-repeated="12"/>
        </table:table-row>
        <table:table-row table:style-name="ro7">
          <table:table-cell/>
          <table:table-cell table:style-name="ce15"/>
          <table:table-cell table:number-columns-repeated="10"/>
        </table:table-row>
        <table:table-row table:style-name="ro7" table:number-rows-repeated="2">
          <table:table-cell table:style-name="ce15"/>
          <table:table-cell table:number-columns-repeated="11"/>
        </table:table-row>
        <table:table-row table:style-name="ro4" table:number-rows-repeated="8">
          <table:table-cell table:number-columns-repeated="12"/>
        </table:table-row>
        <table:table-row table:style-name="ro4">
          <table:table-cell/>
          <table:table-cell table:style-name="ce13"/>
          <table:table-cell table:number-columns-repeated="10"/>
        </table:table-row>
      </table:table>
      <table:table table:name="Bausteinregeln" table:style-name="ta1" table:print="false">
        <table:table-column table:style-name="co55" table:default-cell-style-name="Default"/>
        <table:table-column table:style-name="co56" table:default-cell-style-name="ce17"/>
        <table:table-column table:style-name="co57" table:default-cell-style-name="ce20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61" table:default-cell-style-name="ce18"/>
        <table:table-column table:style-name="co59" table:default-cell-style-name="Default"/>
        <table:table-column table:style-name="co61" table:default-cell-style-name="Default"/>
        <table:table-column table:style-name="co62" table:default-cell-style-name="ce1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5" table:default-cell-style-name="ce18"/>
        <table:table-column table:style-name="co21" table:default-cell-style-name="Default"/>
        <table:table-row table:style-name="ro4">
          <table:table-cell office:value-type="string">
            <text:p>Bauteintyp</text:p>
          </table:table-cell>
          <table:table-cell table:style-name="Default" office:value-type="string">
            <text:p>Eigenschaften</text:p>
          </table:table-cell>
          <table:table-cell table:style-name="ce19" office:value-type="string">
            <text:p>Allgemein</text:p>
          </table:table-cell>
          <table:table-cell office:value-type="string">
            <text:p>ADM-Aeolus</text:p>
          </table:table-cell>
          <table:table-cell table:number-columns-repeated="4"/>
          <table:table-cell office:value-type="string">
            <text:p>EnMAP</text:p>
          </table:table-cell>
          <table:table-cell table:number-columns-repeated="2"/>
          <table:table-cell office:value-type="string">
            <text:p>SmallGEO</text:p>
          </table:table-cell>
          <table:table-cell table:number-columns-repeated="3"/>
          <table:table-cell office:value-type="string">
            <text:p>Anmerkungen</text:p>
          </table:table-cell>
        </table:table-row>
        <table:table-row table:style-name="ro4">
          <table:table-cell/>
          <table:table-cell table:style-name="Default"/>
          <table:table-cell table:style-name="ce19"/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number-columns-repeated="2" table:style-name="ce22" office:value-type="string">
            <text:p>einfach</text:p>
          </table:table-cell>
          <table:table-cell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4"/>
          <table:table-cell table:number-columns-repeated="2" table:style-name="ce22" office:value-type="float" office:value="6">
            <text:p>6</text:p>
          </table:table-cell>
          <table:table-cell/>
          <table:table-cell table:style-name="ce22"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/>
          <table:table-cell table:number-columns-repeated="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Batterie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number-columns-repeated="2" table:style-name="ce22" office:value-type="string">
            <text:p>einfach</text:p>
          </table:table-cell>
          <table:table-cell/>
          <table:table-cell table:number-columns-repeated="2" table:style-name="ce22"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ax. SS</text:p>
          </table:table-cell>
          <table:table-cell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number-columns-repeated="4"/>
          <table:table-cell table:number-columns-repeated="2" table:style-name="ce22" office:value-type="float" office:value="3">
            <text:p>3</text:p>
          </table:table-cell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tern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3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3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23" office:value-type="float" office:value="-1">
            <text:p>-1</text:p>
          </table:table-cell>
          <table:table-cell table:number-columns-repeated="4"/>
          <table:table-cell table:number-columns-repeated="2" table:style-name="ce23" office:value-type="float" office:value="-1">
            <text:p>-1</text:p>
          </table:table-cell>
          <table:table-cell table:style-name="ce26"/>
          <table:table-cell table:style-name="ce23" office:value-type="float" office:value="1">
            <text:p>1</text:p>
          </table:table-cell>
          <table:table-cell table:style-name="ce23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3" office:value-type="float" office:value="-1">
            <text:p>-1</text:p>
          </table:table-cell>
          <table:table-cell table:number-columns-repeated="4"/>
          <table:table-cell table:style-name="ce23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bahnabhängig</text:p>
          </table:table-cell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4"/>
          <table:table-cell table:style-name="ce23" office:value-type="float" office:value="1">
            <text:p>1</text:p>
          </table:table-cell>
          <table:table-cell table:style-name="ce23" office:value-type="float" office:value="-1">
            <text:p>-1</text:p>
          </table:table-cell>
          <table:table-cell table:style-name="ce26"/>
          <table:table-cell table:number-columns-repeated="2" table:style-name="ce23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4"/>
          <table:table-cell table:number-columns-repeated="2" table:style-name="ce23" office:value-type="float" office:value="0">
            <text:p>0</text:p>
          </table:table-cell>
          <table:table-cell table:style-name="ce26" office:value-type="string">
            <text:p>bahnabhängig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Sternsensoroptik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 table:number-columns-repeated="2"/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IMU und TM&amp;TC 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Sternsenso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Magnetorquer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Drallrad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3" table:style-name="ce22" office:value-type="string">
            <text:p>einfach</text:p>
          </table:table-cell>
          <table:table-cell table:number-columns-repeated="2"/>
          <table:table-cell table:number-columns-repeated="2" table:style-name="ce22" office:value-type="string">
            <text:p>einfach</text:p>
          </table:table-cell>
          <table:table-cell table:style-name="ce20" office:value-type="string">
            <text:p>einfach</text:p>
          </table:table-cell>
          <table:table-cell table:number-columns-repeated="3" table:style-name="ce22" office:value-type="string">
            <text:p>einfach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Aufgabe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3" table:style-name="ce22" office:value-type="float" office:value="6">
            <text:p>6</text:p>
          </table:table-cell>
          <table:table-cell table:number-columns-repeated="2"/>
          <table:table-cell table:number-columns-repeated="2" table:style-name="ce22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number-columns-repeated="3" table:style-name="ce22" office:value-type="float" office:value="6">
            <text:p>6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2"/>
          <table:table-cell table:number-columns-repeated="2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3" table:style-name="ce22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/>
          <table:table-cell office:value-type="string">
            <text:p>Reaktionsrad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20"/>
          <table:table-cell table:style-name="ce22" table:number-columns-repeated="3"/>
          <table:table-cell table:number-columns-repeated="2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number-columns-repeated="2"/>
          <table:table-cell table:number-columns-repeated="2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Magnetorquer,Hydrazin und Solargenerator</text:p>
          </table:table-cell>
          <table:table-cell office:value-type="string">
            <text:p>alle RR sind orthogonal zueinander auszurichten</text:p>
          </table:table-cell>
          <table:table-cell table:number-columns-repeated="4"/>
          <table:table-cell office:value-type="string">
            <text:p>alle RR sind orthogonal zueinander auszurichten</text:p>
          </table:table-cell>
          <table:table-cell table:number-columns-repeated="2"/>
          <table:table-cell office:value-type="string">
            <text:p>alle RR sind orthogonal zueinander auszurichten</text:p>
          </table:table-cell>
          <table:table-cell table:number-columns-repeated="3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Reaktionsrad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style-name="ce22" office:value-type="string">
            <text:p>doppelt</text:p>
          </table:table-cell>
          <table:table-cell table:number-columns-repeated="4"/>
          <table:table-cell table:style-name="ce22" office:value-type="string">
            <text:p>doppelt</text:p>
          </table:table-cell>
          <table:table-cell table:number-columns-repeated="2"/>
          <table:table-cell table:style-name="ce22" office:value-type="string">
            <text:p>doppelt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number-columns-repeated="4"/>
          <table:table-cell table:style-name="ce22" office:value-type="float" office:value="10">
            <text:p>10</text:p>
          </table:table-cell>
          <table:table-cell table:number-columns-repeated="2"/>
          <table:table-cell table:style-name="ce22" office:value-type="float" office:value="10">
            <text:p>1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Sternsensor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IMU Baustein (sehr genau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IMU-Baustein (standard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6"/>
          <table:table-cell office:value-type="string">
            <text:p>bei Beeinflussung der Nutzlastoptik durch Magnetometer in Sichtfeld Ausrichtung entlang Bahntangente oder Orbitnormale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number-columns-repeated="4"/>
          <table:table-cell table:style-name="ce22" office:value-type="float" office:value="5">
            <text:p>5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6"/>
          <table:table-cell office:value-type="string">
            <text:p>Öffnung für Magnetometer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6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Antrieb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Magnetorquer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rdsensorbaustein (L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rdsensorbaustein (G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style-name="ce22" office:value-type="string">
            <text:p>einfach</text:p>
          </table:table-cell>
          <table:table-cell table:style-name="ce20" office:value-type="string">
            <text:p>einfach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Aufgabe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style-name="ce22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 table:number-columns-repeated="3"/>
          <table:table-cell table:style-name="ce22"/>
          <table:table-cell table:style-name="ce20"/>
          <table:table-cell/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Sternsensor, IMU und TM&amp;TC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GPS-Baustein (LEO-GEO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GPS-Baustein (GPS &amp; GLONASS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Größe</text:p>
          </table:table-cell>
          <table:table-cell office:value-type="string">
            <text:p>doppelt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ax. SS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CMG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number-columns-repeated="2" table:style-name="ce22" office:value-type="string">
            <text:p>einfach</text:p>
          </table:table-cell>
          <table:table-cell table:number-columns-repeated="3"/>
          <table:table-cell table:number-columns-repeated="2" table:style-name="ce22" office:value-type="string">
            <text:p>einfach</text:p>
          </table:table-cell>
          <table:table-cell/>
          <table:table-cell table:number-columns-repeated="2" table:style-name="ce22" office:value-type="string">
            <text:p>einfach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Aufgabe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ax. SS</text:p>
          </table:table-cell>
          <table:table-cell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3"/>
          <table:table-cell table:number-columns-repeated="2" table:style-name="ce22" office:value-type="float" office:value="5">
            <text:p>5</text:p>
          </table:table-cell>
          <table:table-cell/>
          <table:table-cell table:number-columns-repeated="2" table:style-name="ce22"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3"/>
          <table:table-cell table:number-columns-repeated="2" table:style-name="ce22" office:value-type="float" office:value="1">
            <text:p>1</text:p>
          </table:table-cell>
          <table:table-cell/>
          <table:table-cell table:number-columns-repeated="2"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1">
            <text:p>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Mond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ternen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Zenith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Nadir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Orbitnormale (-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Orbitnormale (+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Bahntangente (-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Bahntangente (+)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2"/>
          <table:table-cell office:value-type="string">
            <text:p>Öffnung für Antenne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3"/>
          <table:table-cell table:number-columns-repeated="2" table:style-name="ce22" office:value-type="float" office:value="-1">
            <text:p>-1</text:p>
          </table:table-cell>
          <table:table-cell/>
          <table:table-cell table:number-columns-repeated="2" table:style-name="ce22" office:value-type="float" office:value="-1">
            <text:p>-1</text:p>
          </table:table-cell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2"/>
          <table:table-cell table:number-columns-repeated="3"/>
          <table:table-cell table:style-name="ce22" table:number-columns-repeated="2"/>
          <table:table-cell/>
          <table:table-cell table:style-name="ce22" table:number-columns-repeated="2"/>
          <table:table-cell table:number-columns-repeated="3"/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3"/>
          <table:table-cell table:number-columns-repeated="2" table:style-name="ce22" office:value-type="float" office:value="0">
            <text:p>0</text:p>
          </table:table-cell>
          <table:table-cell/>
          <table:table-cell table:number-columns-repeated="2" table:style-name="ce22" office:value-type="float" office:value="0">
            <text:p>0</text:p>
          </table:table-cell>
          <table:table-cell table:number-columns-repeated="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GPS, Sternsensor und IMU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TM&amp;TC-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12"/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usrichtung HK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chattung HK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usrichtung Thermal</text:p>
          </table:table-cell>
          <table:table-cell table:number-columns-repeated="14"/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Antriebsbaustein (Kaltgas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Größe</text:p>
          </table:table-cell>
          <table:table-cell office:value-type="string">
            <text:p>doppelt/einfach</text:p>
          </table:table-cell>
          <table:table-cell table:number-columns-repeated="4" table:style-name="ce22" office:value-type="string">
            <text:p>doppelt/einfach</text:p>
          </table:table-cell>
          <table:table-cell table:style-name="ce20" office:value-type="string">
            <text:p>doppelt/einfach</text:p>
          </table:table-cell>
          <table:table-cell table:number-columns-repeated="2" table:style-name="ce22" office:value-type="string">
            <text:p>doppelt/einfach</text:p>
          </table:table-cell>
          <table:table-cell table:number-columns-repeated="5"/>
          <table:table-cell office:value-type="string">
            <text:p><text:s/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Aufgabe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ax. SS</text:p>
          </table:table-cell>
          <table:table-cell office:value-type="float" office:value="9">
            <text:p>9</text:p>
          </table:table-cell>
          <table:table-cell table:number-columns-repeated="4" table:style-name="ce22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number-columns-repeated="2" table:style-name="ce22" office:value-type="float" office:value="5">
            <text:p>5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usrichtung HK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5"/>
          <table:table-cell office:value-type="string">
            <text:p>Öffnung für Düsen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4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number-columns-repeated="2" table:style-name="ce22" office:value-type="float" office:value="1">
            <text:p>1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chattung HK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4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 table:number-columns-repeated="2" table:style-name="ce22" office:value-type="float" office:value="-1">
            <text:p>-1</text:p>
          </table:table-cell>
          <table:table-cell table:number-columns-repeated="5"/>
          <table:table-cell office:value-type="string">
            <text:p>Abgasstrahl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 table:number-columns-repeated="4"/>
          <table:table-cell table:style-name="ce20"/>
          <table:table-cell table:style-name="ce22" table:number-columns-repeated="2"/>
          <table:table-cell table:number-columns-repeated="6"/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4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number-columns-repeated="5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4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 table:style-name="ce24" office:value-type="string">
            <text:p>Einfluss auf Wirkung/Fkt. der HK</text:p>
          </table:table-cell>
          <table:table-cell table:number-columns-repeated="7"/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Antriebsbaustein (Monoprop.)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Größe</text:p>
          </table:table-cell>
          <table:table-cell office:value-type="string">
            <text:p>dreifach/zweifach</text:p>
          </table:table-cell>
          <table:table-cell table:number-columns-repeated="8"/>
          <table:table-cell table:number-columns-repeated="3" table:style-name="ce22" office:value-type="string">
            <text:p>dreifach/zweifach</text:p>
          </table:table-cell>
          <table:table-cell table:style-name="ce20" office:value-type="string">
            <text:p>dreifach/zweifach</text:p>
          </table:table-cell>
          <table:table-cell office:value-type="string">
            <text:p>Antriebs-BS sind spiegelsymmetrisch um Symmetrieebene des Satelliten angeordnet → resultierender Gesamtschubvektor verläuft durch geometrischen Schwerpunk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Aufgabe</text:p>
          </table:table-cell>
          <table:table-cell table:number-columns-repeated="14"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ax. SS</text:p>
          </table:table-cell>
          <table:table-cell office:value-type="float" office:value="13">
            <text:p>13</text:p>
          </table:table-cell>
          <table:table-cell table:number-columns-repeated="8"/>
          <table:table-cell table:number-columns-repeated="3" table:style-name="ce22" office:value-type="float" office:value="13">
            <text:p>13</text:p>
          </table:table-cell>
          <table:table-cell table:style-name="ce20" office:value-type="float" office:value="13">
            <text:p>13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number-columns-repeated="8"/>
          <table:table-cell table:number-columns-repeated="3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usrichtung HK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chattung HK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number-columns-repeated="8"/>
          <table:table-cell table:number-columns-repeated="3" table:style-name="ce22" office:value-type="float" office:value="-1">
            <text:p>-1</text:p>
          </table:table-cell>
          <table:table-cell table:style-name="ce20" office:value-type="float" office:value="-1">
            <text:p>-1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usrichtung Thermal</text:p>
          </table:table-cell>
          <table:table-cell table:number-columns-repeated="9"/>
          <table:table-cell table:style-name="ce22" table:number-columns-repeated="3"/>
          <table:table-cell table:style-name="ce20"/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number-columns-repeated="8"/>
          <table:table-cell table:number-columns-repeated="3" table:style-name="ce22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8"/>
          <table:table-cell table:number-columns-repeated="3" table:style-name="ce24" office:value-type="string">
            <text:p>Einfluss auf Wirkung/Fkt. der HK</text:p>
          </table:table-cell>
          <table:table-cell table:style-name="ce25" office:value-type="string">
            <text:p>Einfluss auf Wirkung/Fkt. der HK</text:p>
          </table:table-cell>
          <table:table-cell/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Solargenerator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elektrischer Antriebs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ax. SS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zu anderen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Zenith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Nadir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28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positionsabhängig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durch andere BS</text:p>
          </table:table-cell>
          <table:table-cell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number-columns-repeated="4"/>
          <table:table-cell table:style-name="ce22" office:value-type="float" office:value="-1">
            <text:p>-1</text:p>
          </table:table-cell>
          <table:table-cell table:number-columns-repeated="2"/>
          <table:table-cell table:style-name="ce22" office:value-type="float" office:value="-1">
            <text:p>-1</text:p>
          </table:table-cell>
          <table:table-cell table:number-columns-repeated="3"/>
          <table:table-cell table:style-name="ce13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13" office:value-type="string">
            <text:p>Solarfläche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7" office:value-type="string">
            <text:p>abh. von Thermalkonzept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style-name="ce24" office:value-type="string">
            <text:p>Einfluss auf Wirkung/Fkt. der HK</text:p>
          </table:table-cell>
          <table:table-cell table:number-columns-repeated="4"/>
          <table:table-cell table:style-name="ce24" office:value-type="string">
            <text:p>Einfluss auf Wirkung/Fkt. der HK</text:p>
          </table:table-cell>
          <table:table-cell table:number-columns-repeated="2"/>
          <table:table-cell table:style-name="ce24" office:value-type="string">
            <text:p>Einfluss auf Wirkung/Fkt. der HK</text:p>
          </table:table-cell>
          <table:table-cell table:number-columns-repeated="4"/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Abstand HK zu a. BS</text:p>
          </table:table-cell>
          <table:table-cell table:style-name="ce18" office:value-type="string">
            <text:p>Möglichst nah bei Reaktionsrad, Magnetorquer und Antrieb</text:p>
          </table:table-cell>
          <table:table-cell table:number-columns-repeated="12"/>
          <table:table-cell office:value-type="string">
            <text:p>Bausteine mit gleichen Temperaturverträglichkeiten in Gruppe anordnen</text:p>
          </table:table-cell>
        </table:table-row>
        <table:table-row table:style-name="ro4">
          <table:table-cell office:value-type="string">
            <text:p>Solargenerato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Größe</text:p>
          </table:table-cell>
          <table:table-cell office:value-type="string">
            <text:p>einfach</text:p>
          </table:table-cell>
          <table:table-cell table:style-name="ce22" office:value-type="string">
            <text:p>einfach</text:p>
          </table:table-cell>
          <table:table-cell table:number-columns-repeated="4"/>
          <table:table-cell table:style-name="ce22" office:value-type="string">
            <text:p>einfach</text:p>
          </table:table-cell>
          <table:table-cell table:number-columns-repeated="2"/>
          <table:table-cell table:style-name="ce22" office:value-type="string">
            <text:p>einfach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Aufgabe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ax. SS</text:p>
          </table:table-cell>
          <table:table-cell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number-columns-repeated="4"/>
          <table:table-cell table:style-name="ce22" office:value-type="float" office:value="6">
            <text:p>6</text:p>
          </table:table-cell>
          <table:table-cell table:number-columns-repeated="2"/>
          <table:table-cell table:style-name="ce22" office:value-type="float" office:value="6">
            <text:p>6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in. Verbindungen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usrich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2"/>
          <table:table-cell office:value-type="string">
            <text:p>Falls Tank in der Kernstruktur sind die Strukturbausteine symmetrisch um den GSP anzuordnen</text:p>
          </table:table-cell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Struktur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  <table:table-row table:style-name="ro4">
          <table:table-cell/>
          <table:table-cell table:style-name="ce18" table:number-columns-repeated="2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llg. Eigenschaften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Größe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Aufgabe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ax. SS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in. Verbindungen</text:p>
          </table:table-cell>
          <table:table-cell table:style-name="ce18"/>
          <table:table-cell table:number-columns-repeated="12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usrichtung HK</text:p>
          </table:table-cell>
          <table:table-cell table:style-name="ce18"/>
          <table:table-cell table:number-columns-repeated="12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Mond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tern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zu anderen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Zenith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Nadir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Orbitnormal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Orbitnormal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Bahntangente (-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Bahntangente (+)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chattung HK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durch andere BS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usrichtung Thermal</text:p>
          </table:table-cell>
          <table:table-cell/>
          <table:table-cell table:style-name="ce22"/>
          <table:table-cell table:number-columns-repeated="4"/>
          <table:table-cell table:style-name="ce22"/>
          <table:table-cell table:number-columns-repeated="2"/>
          <table:table-cell table:style-name="ce22"/>
          <table:table-cell table:number-columns-repeated="3"/>
          <table:table-cell table:style-name="ce28"/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onn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Erde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office:value-type="string">
            <text:p>Schatten</text:p>
          </table:table-cell>
          <table:table-cell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4"/>
          <table:table-cell table:style-name="ce22" office:value-type="float" office:value="0">
            <text:p>0</text:p>
          </table:table-cell>
          <table:table-cell table:number-columns-repeated="2"/>
          <table:table-cell table:style-name="ce22" office:value-type="float" office:value="0">
            <text:p>0</text:p>
          </table:table-cell>
          <table:table-cell table:number-columns-repeated="3"/>
          <table:table-cell table:style-name="ce28" office:value-type="string">
            <text:p>nutzlastabhängig</text:p>
          </table:table-cell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M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GSP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EM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Abstand HK zu a. BS</text:p>
          </table:table-cell>
          <table:table-cell table:style-name="ce18"/>
          <table:table-cell table:number-columns-repeated="13"/>
        </table:table-row>
        <table:table-row table:style-name="ro4">
          <table:table-cell office:value-type="string">
            <text:p>Nutzlastbaustein</text:p>
          </table:table-cell>
          <table:table-cell table:style-name="ce16" office:value-type="string">
            <text:p>BS umschlossen</text:p>
          </table:table-cell>
          <table:table-cell table:style-name="ce18"/>
          <table:table-cell table:number-columns-repeated="13"/>
        </table:table-row>
      </table:table>
      <table:table table:name="Änderungen" table:style-name="ta1">
        <table:table-column table:style-name="co66" table:default-cell-style-name="Default"/>
        <table:table-column table:style-name="co19" table:default-cell-style-name="ce29"/>
        <table:table-row table:style-name="ro6">
          <table:table-cell office:value-type="string">
            <text:p>Thomas Meschede</text:p>
          </table:table-cell>
          <table:table-cell office:value-type="date" office:date-value="2012-01-01">
            <text:p>01.01.12</text:p>
          </table:table-cell>
        </table:table-row>
        <table:table-row table:style-name="ro6">
          <table:table-cell office:value-type="string">
            <text:p>Francesca Heeg</text:p>
          </table:table-cell>
          <table:table-cell office:value-type="date" office:date-value="2013-12-01">
            <text:p>01.12.13</text:p>
          </table:table-cell>
        </table:table-row>
        <table:table-row table:style-name="ro6">
          <table:table-cell office:value-type="string">
            <text:p>Thomas Meschede</text:p>
          </table:table-cell>
          <table:table-cell office:value-type="date" office:date-value="2014-01-15">
            <text:p>15.01.14</text:p>
          </table:table-cell>
        </table:table-row>
        <table:table-row table:style-name="ro6" table:number-rows-repeated="1048572">
          <table:table-cell table:number-columns-repeated="2"/>
        </table:table-row>
        <table:table-row table:style-name="ro6">
          <table:table-cell table:number-columns-repeated="2"/>
        </table:table-row>
      </table:table>
      <table:named-expressions/>
      <table:database-ranges>
        <table:database-range table:name="__Anonymous_Sheet_DB__2" table:target-range-address="Bausteine.A3:Bausteine.AMI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/00/0000</text:date>, <text:time style:data-style-name="N2" text:time-value="0000-00-00T11:25:03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4-01-10T11:27:42</dc:date>
    <meta:editing-duration>P3DT12H21M12S</meta:editing-duration>
    <meta:editing-cycles>555</meta:editing-cycles>
    <meta:generator>LibreOffice/3.6$Linux_X86_64 LibreOffice_project/360m1$Build-2</meta:generator>
    <meta:document-statistic meta:table-count="7" meta:cell-count="4559" meta:object-count="0"/>
  </office:meta>
</office:document-meta>
</file>